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ustom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nux Libertine G" svg:font-family="'Linux Libertine G'" style:font-pitch="variable"/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</office:font-face-decls>
  <office:automatic-styles>
    <style:style style:name="T1" style:family="text">
      <style:text-properties officeooo:rsid="00106a29"/>
    </style:style>
    <style:style style:name="T2" style:family="text">
      <style:text-properties style:font-name="Linux Libertine G" officeooo:rsid="00106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orem <text:bookmark-start text:name="Bookmark1" xml:id="ID-f1a8a096-7a43-4bda-a462-d73c2800dd9a"/>ipsum dolor et <text:bookmark-start text:name="Bookmark2" xml:id="ID-24478193-9630-4d03-8976-9e097c843a0b"/>ames<text:bookmark-end text:name="Bookmark2"/><text:bookmark-end text:name="Bookmark1"/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nux Libertine G" svg:font-family="'Linux Libertine G'" style:font-pitch="variable"/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ource Sans Pro Light" fo:font-size="12pt" fo:language="hu" fo:country="HU" style:letter-kerning="true" style:font-name-asian="Noto Serif CJK SC" style:font-size-asian="10.5pt" style:language-asian="zh" style:country-asian="CN" style:font-name-complex="Noto Sans OldHung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ans Pro Light" fo:font-size="12pt" fo:language="hu" fo:country="HU" style:letter-kerning="true" style:font-name-asian="Noto Serif CJK SC" style:font-size-asian="10.5pt" style:language-asian="zh" style:country-asian="CN" style:font-name-complex="Noto Sans OldHung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G" fo:font-family="'Linux Libertine G'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 Semibold" fo:font-family="'Source Sans Pro Semibold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OldHung" style:font-family-complex="'Noto Sans OldHung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 Light" fo:font-family="'Source Sans Pro Light'" style:font-family-generic="swiss" fo:font-size="12pt" fo:font-style="italic" style:font-size-asian="12pt" style:font-style-asian="italic" style:font-name-complex="Noto Sans OldHung" style:font-family-complex="'Noto Sans OldHung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6T11:59:32.185002965</meta:creation-date>
    <dc:date>2021-05-16T21:03:31.403952233</dc:date>
    <meta:editing-duration>PT6M14S</meta:editing-duration>
    <meta:editing-cycles>2</meta:editing-cycles>
    <meta:generator>LibreOfficeDev/7.2.0.0.alpha0$Linux_X86_64 LibreOffice_project/ff8658e68a5ced226e45805937e61601270ce2b8</meta:generator>
    <meta:document-statistic meta:table-count="0" meta:image-count="0" meta:object-count="0" meta:page-count="1" meta:paragraph-count="1" meta:word-count="5" meta:character-count="26" meta:non-whitespace-character-count="22"/>
  </office:meta>
</office:document-meta>
</file>